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solid" style:text-underline-width="auto" style:text-underline-color="font-color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Charles J. Cohe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November 16, 1876</text:p>
      <text:p text:style-name="P4">Month<text:tab/><text:tab/><text:tab/><text:tab/><text:tab/><text:tab/>November</text:p>
      <text:p text:style-name="P4">Year<text:tab/><text:tab/><text:tab/><text:tab/><text:tab/><text:tab/>1876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Dear Sir,/</text:p>
      <text:p text:style-name="P2"><text:tab/>Dr. Isaacs chairman/ of this committee desires/ me to ask the pleasure/ of your presence on/ Saturday evening next/ the 18<text:span text:style-name="T2">th</text:span><text:span text:style-name="T5"> inst. at his house/ No. 718 Arch Street at/ 7.30 o'clock </text:span><text:span text:style-name="T6">precisely</text:span><text:span text:style-name="T7"> to/ take part in the/ presentation of the/ Testimonial to Mr. Hart./</text:span></text:p>
      <text:p text:style-name="P2"><text:span text:style-name="T7"><text:tab/>very truly yours/</text:span></text:p>
      <text:p text:style-name="P2"><text:span text:style-name="T7"><text:tab/><text:tab/>Charles J. Cohen/</text:span></text:p>
      <text:p text:style-name="P2"><text:span text:style-name="T7"><text:tab/><text:tab/>of com</text:span><text:span text:style-name="T3">e</text:span><text:span text:style-name="T7"> of cong</text:span><text:span text:style-name="T3">n</text:span><text:span text:style-name="T7">/</text:span></text:p>
      <text:p text:style-name="P2"><text:span text:style-name="T7">Phila. 16 Nov '76/</text:span></text:p>
      <text:p text:style-name="P2"><text:span text:style-name="T7">To Rev.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4:39:23.61</meta:creation-date>
    <meta:document-statistic meta:table-count="0" meta:image-count="0" meta:object-count="0" meta:page-count="2" meta:paragraph-count="67" meta:word-count="230" meta:character-count="1637"/>
    <dc:date>2012-01-24T14:47:46.75</dc:date>
    <dc:creator>Penn Libraries</dc:creator>
    <meta:editing-duration>PT00H08M23S</meta:editing-duration>
    <meta:editing-cycles>1</meta:editing-cycles>
    <meta:generator>OpenOffice.org/3.2$Win32 OpenOffice.org_project/320m12$Build-9483</meta:generator>
  </office:meta>
</office:document-meta>
</file>